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C8000000F268ED225DCC3DD3DE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0.8125in" style:rel-column-width="7955*"/>
    </style:style>
    <style:style style:name="Table1.B" style:family="table-column">
      <style:table-column-properties style:column-width="3.6486in" style:rel-column-width="35725*"/>
    </style:style>
    <style:style style:name="Table1.C" style:family="table-column">
      <style:table-column-properties style:column-width="2.2319in" style:rel-column-width="21855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padding="0.0382in" fo:border="0.05pt solid #000000"/>
    </style:style>
    <style:style style:name="Table1.2" style:family="table-row">
      <style:table-row-properties style:min-row-height="1.7792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938in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2333in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972in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8896in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Cabeçalho">
      <style:paragraph-properties fo:text-align="center" style:justify-single-word="false"/>
    </style:style>
    <style:style style:name="P2" style:family="paragraph" style:parent-style-name="Cabeçalho">
      <style:paragraph-properties fo:text-align="center" style:justify-single-word="false"/>
      <style:text-properties style:font-name="Calibri" fo:font-weight="bold" style:font-weight-asian="bold"/>
    </style:style>
    <style:style style:name="P3" style:family="paragraph" style:parent-style-name="Cabeçalho">
      <style:paragraph-properties fo:text-align="end" style:justify-single-word="false"/>
      <style:text-properties style:font-name="DejaVu Sans Condensed"/>
    </style:style>
    <style:style style:name="P4" style:family="paragraph" style:parent-style-name="Cabeçalho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officeooo:paragraph-rsid="001aa841"/>
    </style:style>
    <style:style style:name="P6" style:family="paragraph" style:parent-style-name="Standard">
      <style:text-properties officeooo:paragraph-rsid="001ad3ff"/>
    </style:style>
    <style:style style:name="P7" style:family="paragraph" style:parent-style-name="Standard">
      <style:text-properties style:font-name="Liberation Sans" fo:font-weight="bold" style:font-weight-asian="bold" style:font-name-complex="Calibri"/>
    </style:style>
    <style:style style:name="P8" style:family="paragraph" style:parent-style-name="Standard">
      <style:text-properties style:font-name="Liberation Sans" fo:font-weight="bold" officeooo:rsid="000faa7c" officeooo:paragraph-rsid="0011208b" style:font-weight-asian="bold" style:font-name-complex="Calibri" style:font-weight-complex="bold"/>
    </style:style>
    <style:style style:name="P9" style:family="paragraph" style:parent-style-name="Standard">
      <style:text-properties style:font-name="Liberation Sans" fo:font-weight="bold" officeooo:rsid="0011208b" officeooo:paragraph-rsid="0011208b" style:font-weight-asian="bold" style:font-name-complex="Calibri" style:font-weight-complex="bold"/>
    </style:style>
    <style:style style:name="P10" style:family="paragraph" style:parent-style-name="Standard">
      <style:text-properties style:font-name="Liberation Sans" fo:font-weight="bold" officeooo:rsid="0011208b" officeooo:paragraph-rsid="001f649f" style:font-weight-asian="bold" style:font-name-complex="Calibri" style:font-weight-complex="bold"/>
    </style:style>
    <style:style style:name="P11" style:family="paragraph" style:parent-style-name="Standard">
      <style:text-properties style:font-name="Liberation Sans" style:font-name-complex="Calibri"/>
    </style:style>
    <style:style style:name="P12" style:family="paragraph" style:parent-style-name="Standard">
      <style:text-properties style:font-name="Liberation Sans" officeooo:paragraph-rsid="001ad3ff" style:font-name-complex="Calibri"/>
    </style:style>
    <style:style style:name="P13" style:family="paragraph" style:parent-style-name="Standard">
      <style:text-properties style:font-name="Liberation Sans" officeooo:paragraph-rsid="0020bd10" style:font-name-complex="Calibri"/>
    </style:style>
    <style:style style:name="P14" style:family="paragraph" style:parent-style-name="Standard">
      <style:text-properties style:font-name="Liberation Sans" officeooo:paragraph-rsid="0011208b" style:font-name-complex="Calibri"/>
    </style:style>
    <style:style style:name="P15" style:family="paragraph" style:parent-style-name="Standard">
      <style:text-properties style:font-name="Liberation Sans" fo:font-style="normal" style:font-style-asian="normal" style:font-name-complex="Calibri" style:font-style-complex="normal"/>
    </style:style>
    <style:style style:name="P16" style:family="paragraph" style:parent-style-name="Standard">
      <style:text-properties style:font-name="Liberation Sans" fo:font-style="normal" fo:font-weight="normal" officeooo:rsid="00153590" officeooo:paragraph-rsid="001f649f" style:font-style-asian="normal" style:font-weight-asian="normal" style:font-name-complex="Calibri" style:font-style-complex="normal" style:font-weight-complex="normal"/>
    </style:style>
    <style:style style:name="P17" style:family="paragraph" style:parent-style-name="Standard">
      <style:text-properties style:font-name="Liberation Sans" fo:font-style="normal" fo:font-weight="normal" officeooo:rsid="00134d94" officeooo:paragraph-rsid="001f649f" style:font-style-asian="normal" style:font-weight-asian="normal" style:font-name-complex="Calibri" style:font-style-complex="normal" style:font-weight-complex="normal"/>
    </style:style>
    <style:style style:name="P18" style:family="paragraph" style:parent-style-name="Standard">
      <style:text-properties style:font-name="Liberation Sans" officeooo:paragraph-rsid="0011208b"/>
    </style:style>
    <style:style style:name="P19" style:family="paragraph" style:parent-style-name="Standard">
      <style:text-properties style:font-name="Liberation Sans" fo:font-weight="normal" officeooo:rsid="0011208b" officeooo:paragraph-rsid="001f649f" style:font-weight-asian="normal" style:font-weight-complex="normal"/>
    </style:style>
    <style:style style:name="P20" style:family="paragraph" style:parent-style-name="Standard">
      <style:text-properties style:font-name="Liberation Sans" fo:font-weight="normal" officeooo:rsid="002252e5" officeooo:paragraph-rsid="002252e5" style:font-weight-asian="normal" style:font-weight-complex="normal"/>
    </style:style>
    <style:style style:name="P21" style:family="paragraph" style:parent-style-name="Standard">
      <style:text-properties style:font-name="Liberation Sans" fo:font-weight="normal" officeooo:rsid="00134d94" officeooo:paragraph-rsid="001f649f" style:font-weight-asian="normal" style:font-weight-complex="normal"/>
    </style:style>
    <style:style style:name="P22" style:family="paragraph" style:parent-style-name="Standard">
      <style:text-properties style:font-name="Liberation Sans" fo:font-weight="normal" officeooo:rsid="00127cb8" officeooo:paragraph-rsid="001f649f" style:font-weight-asian="normal" style:font-name-complex="Calibri" style:font-weight-complex="normal"/>
    </style:style>
    <style:style style:name="P23" style:family="paragraph" style:parent-style-name="Standard">
      <style:text-properties style:font-name="Liberation Sans" fo:font-weight="normal" officeooo:rsid="00134d94" officeooo:paragraph-rsid="002252e5" style:font-weight-asian="normal" style:font-name-complex="Calibri" style:font-weight-complex="normal"/>
    </style:style>
    <style:style style:name="P24" style:family="paragraph" style:parent-style-name="Standard">
      <style:text-properties style:font-name="Liberation Sans" fo:font-weight="normal" officeooo:rsid="00134d94" officeooo:paragraph-rsid="001f649f" style:font-weight-asian="normal" style:font-name-complex="Calibri" style:font-weight-complex="normal"/>
    </style:style>
    <style:style style:name="P25" style:family="paragraph" style:parent-style-name="Standard">
      <style:text-properties style:font-name="Liberation Sans" fo:font-weight="normal" officeooo:rsid="0011208b" officeooo:paragraph-rsid="001f649f" style:font-weight-asian="normal" style:font-name-complex="Calibri" style:font-weight-complex="normal"/>
    </style:style>
    <style:style style:name="P26" style:family="paragraph" style:parent-style-name="Standard">
      <style:text-properties style:font-name="Liberation Sans" fo:font-weight="normal" officeooo:rsid="0025f9d2" officeooo:paragraph-rsid="0025f9d2" style:font-weight-asian="normal" style:font-name-complex="Calibri" style:font-weight-complex="normal"/>
    </style:style>
    <style:style style:name="P27" style:family="paragraph" style:parent-style-name="Standard">
      <style:text-properties officeooo:paragraph-rsid="0023f1c6"/>
    </style:style>
    <style:style style:name="P28" style:family="paragraph" style:parent-style-name="Standard">
      <style:paragraph-properties fo:break-before="page"/>
      <style:text-properties style:font-name="Liberation Sans" style:font-name-complex="Calibri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11208b" officeooo:paragraph-rsid="001f649f" style:font-weight-asian="bold" style:font-name-complex="Calibri" style:font-weight-complex="bold"/>
    </style:style>
    <style:style style:name="P30" style:family="paragraph" style:parent-style-name="Table_20_Contents">
      <style:text-properties style:font-name="Liberation Sans" officeooo:rsid="000d51ac" officeooo:paragraph-rsid="000d51ac" style:font-name-complex="Calibri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officeooo:rsid="000d51ac" officeooo:paragraph-rsid="000d51ac" style:font-name-complex="Calibri"/>
    </style:style>
    <style:style style:name="P32" style:family="paragraph" style:parent-style-name="Table_20_Contents">
      <style:paragraph-properties fo:text-align="start" style:justify-single-word="false"/>
      <style:text-properties style:font-name="Liberation Sans" officeooo:rsid="001cbad3" officeooo:paragraph-rsid="001cbad3" style:font-name-complex="Calibri"/>
    </style:style>
    <style:style style:name="P33" style:family="paragraph" style:parent-style-name="Table_20_Contents">
      <style:text-properties style:font-name="Liberation Sans" officeooo:rsid="001cbad3" officeooo:paragraph-rsid="001cbad3" style:font-name-complex="Calibri"/>
    </style:style>
    <style:style style:name="P34" style:family="paragraph" style:parent-style-name="Table_20_Contents">
      <style:text-properties style:font-name="Liberation Sans" officeooo:rsid="001cbad3" officeooo:paragraph-rsid="001e1da2" style:font-name-complex="Calibri"/>
    </style:style>
    <style:style style:name="P35" style:family="paragraph" style:parent-style-name="Table_20_Contents">
      <style:text-properties style:font-name="Liberation Sans" officeooo:rsid="000faa7c" officeooo:paragraph-rsid="000faa7c" style:font-name-complex="Calibri"/>
    </style:style>
    <style:style style:name="P36" style:family="paragraph" style:parent-style-name="Table_20_Contents">
      <style:text-properties style:font-name="Liberation Sans" officeooo:rsid="000e992d" officeooo:paragraph-rsid="000e992d" style:font-name-complex="Calibri"/>
    </style:style>
    <style:style style:name="P37" style:family="paragraph" style:parent-style-name="Table_20_Contents">
      <style:text-properties style:font-name="Liberation Sans" officeooo:rsid="001e170e" officeooo:paragraph-rsid="001e170e" style:font-name-complex="Calibri"/>
    </style:style>
    <style:style style:name="P38" style:family="paragraph" style:parent-style-name="Table_20_Contents">
      <style:text-properties style:font-name="Liberation Sans" officeooo:rsid="001e1da2" officeooo:paragraph-rsid="001e1da2" style:font-name-complex="Calibri"/>
    </style:style>
    <style:style style:name="P39" style:family="paragraph" style:parent-style-name="Table_20_Contents">
      <style:text-properties style:font-name="Liberation Sans" officeooo:rsid="001e1da2" officeooo:paragraph-rsid="001f649f" style:font-name-complex="Calibri"/>
    </style:style>
    <style:style style:name="P40" style:family="paragraph" style:parent-style-name="Table_20_Contents">
      <style:text-properties style:font-name="Liberation Sans" officeooo:rsid="001e90f0" officeooo:paragraph-rsid="001f649f" style:font-name-complex="Calibri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tyle="normal" officeooo:rsid="000e992d" officeooo:paragraph-rsid="000faa7c" style:font-style-asian="normal" style:font-name-complex="Calibri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tyle="normal" officeooo:rsid="000e992d" officeooo:paragraph-rsid="001cbad3" style:font-style-asian="normal" style:font-name-complex="Calibri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fo:font-style="normal" officeooo:rsid="001e170e" officeooo:paragraph-rsid="001e170e" style:font-style-asian="normal" style:font-name-complex="Calibri" style:font-style-complex="normal"/>
    </style:style>
    <style:style style:name="P44" style:family="paragraph" style:parent-style-name="Table_20_Contents">
      <style:text-properties style:font-name="Liberation Sans" fo:font-style="normal" officeooo:rsid="001e1da2" officeooo:paragraph-rsid="001e1da2" style:font-style-asian="normal" style:font-name-complex="Calibri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fo:font-weight="bold" officeooo:rsid="000e992d" officeooo:paragraph-rsid="000e992d" style:font-weight-asian="bold" style:font-name-complex="Calibri" style:font-weight-complex="bold"/>
    </style:style>
    <style:style style:name="P46" style:family="paragraph" style:parent-style-name="Table_20_Contents">
      <style:text-properties style:font-name="Liberation Sans" fo:font-weight="bold" officeooo:rsid="000e992d" officeooo:paragraph-rsid="000e992d" style:font-weight-asian="bold" style:font-name-complex="Calibri" style:font-weight-complex="bold"/>
    </style:style>
    <style:style style:name="P47" style:family="paragraph" style:parent-style-name="Table_20_Contents">
      <style:text-properties style:font-name="Liberation Sans" fo:font-weight="bold" officeooo:rsid="000faa7c" officeooo:paragraph-rsid="000faa7c" style:font-weight-asian="bold" style:font-name-complex="Calibri" style:font-weight-complex="bold"/>
    </style:style>
    <style:style style:name="P48" style:family="paragraph" style:parent-style-name="Table_20_Contents">
      <style:text-properties style:font-name="Liberation Sans" fo:font-weight="bold" officeooo:rsid="000faa7c" officeooo:paragraph-rsid="001e1da2" style:font-weight-asian="bold" style:font-name-complex="Calibri" style:font-weight-complex="bold"/>
    </style:style>
    <style:style style:name="P49" style:family="paragraph" style:parent-style-name="Standard" style:master-page-name="MP0">
      <style:paragraph-properties style:page-number="auto" fo:break-before="page"/>
      <style:text-properties style:font-name="Liberation Sans" fo:font-weight="bold" style:font-weight-asian="bold" style:font-name-complex="Calibri"/>
    </style:style>
    <style:style style:name="P50" style:family="paragraph" style:parent-style-name="Standard" style:list-style-name="L1">
      <style:text-properties style:font-name="Liberation Sans" style:font-name-complex="Calibri"/>
    </style:style>
    <style:style style:name="P51" style:family="paragraph" style:parent-style-name="Standard" style:list-style-name="L1">
      <style:text-properties style:font-name="Liberation Sans" officeooo:paragraph-rsid="001ad476" style:font-name-complex="Calibri"/>
    </style:style>
    <style:style style:name="P52" style:family="paragraph" style:parent-style-name="Standard" style:list-style-name="L1">
      <style:text-properties style:font-name="Liberation Sans" officeooo:paragraph-rsid="001ad476"/>
    </style:style>
    <style:style style:name="P53" style:family="paragraph" style:parent-style-name="Standard" style:list-style-name="L1">
      <style:text-properties style:font-name="DejaVu Sans Condensed" officeooo:rsid="000d51ac" officeooo:paragraph-rsid="001ad476" style:font-name-complex="Calibri"/>
    </style:style>
    <style:style style:name="T1" style:family="text">
      <style:text-properties style:font-name="DejaVu Sans Condensed" fo:font-weight="bold" style:font-weight-asian="bold"/>
    </style:style>
    <style:style style:name="T2" style:family="text">
      <style:text-properties style:font-name="DejaVu Sans Condensed" fo:font-weight="bold" officeooo:rsid="0023f1c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d476" style:font-weight-asian="bold" style:font-weight-complex="bold"/>
    </style:style>
    <style:style style:name="T5" style:family="text">
      <style:text-properties fo:font-weight="bold" officeooo:rsid="001e1da2" style:font-weight-asian="bold" style:font-weight-complex="bold"/>
    </style:style>
    <style:style style:name="T6" style:family="text">
      <style:text-properties fo:font-weight="bold" officeooo:rsid="0011208b" style:font-weight-asian="bold" style:font-weight-complex="bold"/>
    </style:style>
    <style:style style:name="T7" style:family="text">
      <style:text-properties fo:font-weight="bold" officeooo:rsid="000faa7c" style:font-weight-asian="bold" style:font-weight-complex="bold"/>
    </style:style>
    <style:style style:name="T8" style:family="text">
      <style:text-properties fo:font-weight="bold" officeooo:rsid="001f649f" style:font-weight-asian="bold" style:font-weight-complex="bold"/>
    </style:style>
    <style:style style:name="T9" style:family="text">
      <style:text-properties fo:font-weight="bold" officeooo:rsid="0011208b" style:font-weight-asian="bold" style:font-name-complex="Calibri" style:font-weight-complex="bold"/>
    </style:style>
    <style:style style:name="T10" style:family="text">
      <style:text-properties fo:font-weight="bold" officeooo:rsid="000faa7c" style:font-weight-asian="bold" style:font-name-complex="Calibri" style:font-weight-complex="bold"/>
    </style:style>
    <style:style style:name="T11" style:family="text">
      <style:text-properties fo:font-style="italic" officeooo:rsid="001ad3ff" style:font-style-asian="italic" style:font-style-complex="italic"/>
    </style:style>
    <style:style style:name="T12" style:family="text">
      <style:text-properties fo:font-style="italic" officeooo:rsid="001e1da2" style:font-style-asian="italic" style:font-style-complex="italic"/>
    </style:style>
    <style:style style:name="T13" style:family="text">
      <style:text-properties fo:font-style="italic" style:font-style-asian="italic" style:font-name-complex="Calibri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b5492" style:font-style-asian="normal" style:font-style-complex="normal"/>
    </style:style>
    <style:style style:name="T16" style:family="text">
      <style:text-properties fo:font-style="normal" officeooo:rsid="001ad3ff" style:font-style-asian="normal" style:font-style-complex="normal"/>
    </style:style>
    <style:style style:name="T17" style:family="text">
      <style:text-properties fo:font-style="normal" officeooo:rsid="001ad476" style:font-style-asian="normal" style:font-style-complex="normal"/>
    </style:style>
    <style:style style:name="T18" style:family="text">
      <style:text-properties fo:font-style="normal" officeooo:rsid="000e992d" style:font-style-asian="normal" style:font-style-complex="normal"/>
    </style:style>
    <style:style style:name="T19" style:family="text">
      <style:text-properties fo:font-style="normal" officeooo:rsid="001e170e" style:font-style-asian="normal" style:font-style-complex="normal"/>
    </style:style>
    <style:style style:name="T20" style:family="text">
      <style:text-properties fo:font-style="normal" officeooo:rsid="001e1da2" style:font-style-asian="normal" style:font-style-complex="normal"/>
    </style:style>
    <style:style style:name="T21" style:family="text">
      <style:text-properties fo:font-style="normal" officeooo:rsid="001f649f" style:font-style-asian="normal" style:font-style-complex="normal"/>
    </style:style>
    <style:style style:name="T22" style:family="text">
      <style:text-properties fo:font-style="normal" officeooo:rsid="001cbad3" style:font-style-asian="normal" style:font-style-complex="normal"/>
    </style:style>
    <style:style style:name="T23" style:family="text">
      <style:text-properties fo:font-style="normal" officeooo:rsid="002252e5" style:font-style-asian="normal" style:font-style-complex="normal"/>
    </style:style>
    <style:style style:name="T24" style:family="text">
      <style:text-properties fo:font-style="normal" officeooo:rsid="0023f1c6" style:font-style-asian="normal" style:font-style-complex="normal"/>
    </style:style>
    <style:style style:name="T25" style:family="text">
      <style:text-properties fo:font-style="normal" officeooo:rsid="00153590" style:font-style-asian="normal" style:font-style-complex="normal"/>
    </style:style>
    <style:style style:name="T26" style:family="text">
      <style:text-properties fo:font-style="normal" officeooo:rsid="000faa7c" style:font-style-asian="normal" style:font-style-complex="normal"/>
    </style:style>
    <style:style style:name="T27" style:family="text">
      <style:text-properties fo:font-style="normal" officeooo:rsid="00264456" style:font-style-asian="normal" style:font-style-complex="normal"/>
    </style:style>
    <style:style style:name="T28" style:family="text">
      <style:text-properties fo:font-style="normal" style:font-style-asian="normal" style:font-name-complex="Calibri" style:font-style-complex="normal"/>
    </style:style>
    <style:style style:name="T29" style:family="text">
      <style:text-properties fo:font-style="normal" officeooo:rsid="000b5492" style:font-style-asian="normal" style:font-name-complex="Calibri" style:font-style-complex="normal"/>
    </style:style>
    <style:style style:name="T30" style:family="text">
      <style:text-properties fo:font-style="normal" officeooo:rsid="001ad3ff" style:font-style-asian="normal" style:font-name-complex="Calibri" style:font-style-complex="normal"/>
    </style:style>
    <style:style style:name="T31" style:family="text">
      <style:text-properties fo:font-style="normal" officeooo:rsid="000faa7c" style:font-style-asian="normal" style:font-name-complex="Calibri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1ad3ff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1ad476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1ad476" style:font-style-asian="normal" style:font-weight-asian="bold" style:font-name-complex="Calibri" style:font-style-complex="normal" style:font-weight-complex="bold"/>
    </style:style>
    <style:style style:name="T36" style:family="text">
      <style:text-properties fo:font-style="normal" fo:font-weight="bold" officeooo:rsid="001ad3ff" style:font-style-asian="normal" style:font-weight-asian="bold" style:font-name-complex="Calibri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ad3f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ad476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e170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ad3ff" style:font-style-asian="normal" style:font-weight-asian="normal" style:font-name-complex="Calibri" style:font-style-complex="normal" style:font-weight-complex="normal"/>
    </style:style>
    <style:style style:name="T42" style:family="text">
      <style:text-properties officeooo:rsid="000e992d"/>
    </style:style>
    <style:style style:name="T43" style:family="text">
      <style:text-properties officeooo:rsid="000faa7c"/>
    </style:style>
    <style:style style:name="T44" style:family="text">
      <style:text-properties fo:font-weight="normal" officeooo:rsid="001ad476" style:font-weight-asian="normal" style:font-weight-complex="normal"/>
    </style:style>
    <style:style style:name="T45" style:family="text">
      <style:text-properties fo:font-weight="normal" officeooo:rsid="001cbad3" style:font-weight-asian="normal" style:font-weight-complex="normal"/>
    </style:style>
    <style:style style:name="T46" style:family="text">
      <style:text-properties fo:font-weight="normal" style:font-weight-asian="normal" style:font-name-complex="Calibri" style:font-weight-complex="normal"/>
    </style:style>
    <style:style style:name="T47" style:family="text">
      <style:text-properties fo:font-weight="normal" officeooo:rsid="001ad476" style:font-weight-asian="normal" style:font-name-complex="Calibri" style:font-weight-complex="normal"/>
    </style:style>
    <style:style style:name="T48" style:family="text">
      <style:text-properties officeooo:rsid="001ad476"/>
    </style:style>
    <style:style style:name="T49" style:family="text">
      <style:text-properties officeooo:rsid="001cbad3"/>
    </style:style>
    <style:style style:name="T50" style:family="text">
      <style:text-properties officeooo:rsid="001e170e"/>
    </style:style>
    <style:style style:name="T51" style:family="text">
      <style:text-properties officeooo:rsid="001e1da2"/>
    </style:style>
    <style:style style:name="T52" style:family="text">
      <style:text-properties officeooo:rsid="001e90f0"/>
    </style:style>
    <style:style style:name="T53" style:family="text">
      <style:text-properties officeooo:rsid="0020bd10"/>
    </style:style>
    <style:style style:name="T54" style:family="text">
      <style:text-properties officeooo:rsid="002252e5"/>
    </style:style>
    <style:style style:name="T55" style:family="text">
      <style:text-properties style:font-name-complex="Calibri"/>
    </style:style>
    <style:style style:name="T56" style:family="text">
      <style:text-properties officeooo:rsid="001f649f" style:font-name-complex="Calibri"/>
    </style:style>
    <style:style style:name="T57" style:family="text">
      <style:text-properties officeooo:rsid="00127cb8" style:font-name-complex="Calibri"/>
    </style:style>
    <style:style style:name="T58" style:family="text">
      <style:text-properties officeooo:rsid="002252e5" style:font-name-complex="Calibri"/>
    </style:style>
    <style:style style:name="T59" style:family="text">
      <style:text-properties style:font-name="Liberation Sans" fo:font-weight="bold" style:font-weight-asian="bold" style:font-name-complex="Calibri"/>
    </style:style>
    <style:style style:name="T60" style:family="text">
      <style:text-properties style:font-name="Liberation Sans" fo:font-weight="bold" style:font-weight-asian="bold" style:font-name-complex="Calibri" style:font-weight-complex="bold"/>
    </style:style>
    <style:style style:name="T61" style:family="text">
      <style:text-properties style:font-name="Liberation Sans" fo:font-weight="bold" officeooo:rsid="001aa841" style:font-weight-asian="bold" style:font-name-complex="Calibri" style:font-weight-complex="bold"/>
    </style:style>
    <style:style style:name="T62" style:family="text">
      <style:text-properties style:font-name="Liberation Sans" fo:font-weight="bold" officeooo:rsid="0019ed32" style:font-weight-asian="bold" style:font-name-complex="Calibri" style:font-weight-complex="bold"/>
    </style:style>
    <style:style style:name="T63" style:family="text">
      <style:text-properties style:font-name="Liberation Sans" style:font-name-complex="Calibri"/>
    </style:style>
    <style:style style:name="T64" style:family="text">
      <style:text-properties style:font-name="Liberation Sans" officeooo:rsid="000b4046" style:font-name-complex="Calibri"/>
    </style:style>
    <style:style style:name="T65" style:family="text">
      <style:text-properties style:font-name="Liberation Sans" officeooo:rsid="0017f6a7" style:font-name-complex="Calibri"/>
    </style:style>
    <style:style style:name="T66" style:family="text">
      <style:text-properties style:font-name="Liberation Sans" officeooo:rsid="001aa841" style:font-name-complex="Calibri"/>
    </style:style>
    <style:style style:name="T67" style:family="text">
      <style:text-properties style:font-name="Liberation Sans" officeooo:rsid="0019ed32" style:font-name-complex="Calibri"/>
    </style:style>
    <style:style style:name="T68" style:family="text">
      <style:text-properties style:font-name="Liberation Sans" fo:font-weight="normal" officeooo:rsid="001aa841" style:font-weight-asian="normal" style:font-name-complex="Calibri" style:font-weight-complex="normal"/>
    </style:style>
    <style:style style:name="T69" style:family="text">
      <style:text-properties style:font-name="Liberation Sans" fo:font-weight="normal" officeooo:rsid="0019ed32" style:font-weight-asian="normal" style:font-name-complex="Calibri" style:font-weight-complex="normal"/>
    </style:style>
    <style:style style:name="T70" style:family="text">
      <style:text-properties style:font-name="Liberation Sans" fo:font-style="italic" fo:font-weight="normal" officeooo:rsid="0019ed32" style:font-style-asian="italic" style:font-weight-asian="normal" style:font-name-complex="Calibri" style:font-style-complex="italic" style:font-weight-complex="normal"/>
    </style:style>
    <style:style style:name="T71" style:family="text">
      <style:text-properties style:font-name="Liberation Sans" fo:font-style="italic" fo:font-weight="normal" officeooo:rsid="001aa841" style:font-style-asian="italic" style:font-weight-asian="normal" style:font-name-complex="Calibri" style:font-style-complex="italic" style:font-weight-complex="normal"/>
    </style:style>
    <style:style style:name="T72" style:family="text">
      <style:text-properties style:font-name="Liberation Sans" fo:font-style="italic" officeooo:rsid="001aa841" style:font-style-asian="italic" style:font-name-complex="Calibri" style:font-style-complex="italic"/>
    </style:style>
    <style:style style:name="T73" style:family="text">
      <style:text-properties style:font-name="Liberation Sans" fo:font-style="normal" fo:font-weight="normal" officeooo:rsid="0019ed32" style:font-style-asian="normal" style:font-weight-asian="normal" style:font-name-complex="Calibri" style:font-style-complex="normal" style:font-weight-complex="normal"/>
    </style:style>
    <style:style style:name="T74" style:family="text">
      <style:text-properties style:font-name="Liberation Sans" fo:font-style="normal" fo:font-weight="normal" officeooo:rsid="001aa841" style:font-style-asian="normal" style:font-weight-asian="normal" style:font-name-complex="Calibri" style:font-style-complex="normal" style:font-weight-complex="normal"/>
    </style:style>
    <style:style style:name="T75" style:family="text">
      <style:text-properties style:font-name="Liberation Sans" fo:font-style="normal" fo:font-weight="normal" officeooo:rsid="001ad3ff" style:font-style-asian="normal" style:font-weight-asian="normal" style:font-name-complex="Calibri" style:font-style-complex="normal" style:font-weight-complex="normal"/>
    </style:style>
    <style:style style:name="T76" style:family="text">
      <style:text-properties style:font-name="Liberation Sans" fo:font-style="normal" fo:font-weight="normal" officeooo:rsid="001ad476" style:font-style-asian="normal" style:font-weight-asian="normal" style:font-name-complex="Calibri" style:font-style-complex="normal" style:font-weight-complex="normal"/>
    </style:style>
    <style:style style:name="T77" style:family="text">
      <style:text-properties style:font-name="Liberation Sans" fo:font-style="normal" fo:font-weight="normal" officeooo:rsid="001cbad3" style:font-style-asian="normal" style:font-weight-asian="normal" style:font-name-complex="Calibri" style:font-style-complex="normal" style:font-weight-complex="normal"/>
    </style:style>
    <style:style style:name="T78" style:family="text">
      <style:text-properties style:font-name="Liberation Sans" fo:font-style="normal" fo:font-weight="normal" officeooo:rsid="002396e2" style:font-style-asian="normal" style:font-weight-asian="normal" style:font-name-complex="Calibri" style:font-style-complex="normal" style:font-weight-complex="normal"/>
    </style:style>
    <style:style style:name="T79" style:family="text">
      <style:text-properties style:font-name="Liberation Sans" fo:font-style="normal" fo:font-weight="normal" officeooo:rsid="001f649f" style:font-style-asian="normal" style:font-weight-asian="normal" style:font-name-complex="Calibri" style:font-style-complex="normal" style:font-weight-complex="normal"/>
    </style:style>
    <style:style style:name="T80" style:family="text">
      <style:text-properties style:font-name="Liberation Sans" fo:font-style="normal" fo:font-weight="normal" officeooo:rsid="00264456" style:font-style-asian="normal" style:font-weight-asian="normal" style:font-name-complex="Calibri" style:font-style-complex="normal" style:font-weight-complex="normal"/>
    </style:style>
    <style:style style:name="T81" style:family="text">
      <style:text-properties style:font-name="Liberation Sans" fo:font-style="normal" fo:font-weight="normal" officeooo:rsid="0026a078" style:font-style-asian="normal" style:font-weight-asian="normal" style:font-name-complex="Calibri" style:font-style-complex="normal" style:font-weight-complex="normal"/>
    </style:style>
    <style:style style:name="T82" style:family="text">
      <style:text-properties style:font-name="Liberation Sans" fo:font-style="normal" fo:font-weight="bold" style:font-style-asian="normal" style:font-weight-asian="bold" style:font-name-complex="Calibri" style:font-style-complex="normal" style:font-weight-complex="bold"/>
    </style:style>
    <style:style style:name="T83" style:family="text">
      <style:text-properties style:font-name="Liberation Sans" fo:font-style="normal" fo:font-weight="bold" officeooo:rsid="001aa841" style:font-style-asian="normal" style:font-weight-asian="bold" style:font-name-complex="Calibri" style:font-style-complex="normal" style:font-weight-complex="bold"/>
    </style:style>
    <style:style style:name="T84" style:family="text">
      <style:text-properties style:font-name="Liberation Sans" fo:font-style="normal" fo:font-weight="bold" officeooo:rsid="001ad476" style:font-style-asian="normal" style:font-weight-asian="bold" style:font-name-complex="Calibri" style:font-style-complex="normal" style:font-weight-complex="bold"/>
    </style:style>
    <style:style style:name="T85" style:family="text">
      <style:text-properties style:font-name="Liberation Sans" fo:font-style="normal" style:font-style-asian="normal" style:font-name-complex="Calibri" style:font-style-complex="normal"/>
    </style:style>
    <style:style style:name="T86" style:family="text">
      <style:text-properties style:font-name="Liberation Sans" fo:font-style="normal" officeooo:rsid="001aa841" style:font-style-asian="normal" style:font-name-complex="Calibri" style:font-style-complex="normal"/>
    </style:style>
    <style:style style:name="T87" style:family="text">
      <style:text-properties style:font-name="Liberation Sans" fo:font-style="normal" officeooo:rsid="000b4046" style:font-style-asian="normal" style:font-name-complex="Calibri" style:font-style-complex="normal"/>
    </style:style>
    <style:style style:name="T88" style:family="text">
      <style:text-properties style:font-name="Liberation Sans" fo:font-style="normal" officeooo:rsid="001ad476" style:font-style-asian="normal" style:font-style-complex="normal"/>
    </style:style>
    <style:style style:name="T89" style:family="text">
      <style:text-properties style:font-name="Liberation Sans" fo:font-style="normal" style:text-underline-style="solid" style:text-underline-width="auto" style:text-underline-color="font-color" officeooo:rsid="001aa841" style:font-style-asian="normal" style:font-name-complex="Calibri" style:font-style-complex="normal"/>
    </style:style>
    <style:style style:name="T90" style:family="text">
      <style:text-properties officeooo:rsid="00286913"/>
    </style:style>
    <style:style style:name="T91" style:family="text">
      <style:text-properties officeooo:rsid="002895e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center" style:horizontal-rel="paragraph" fo:padding="0in" fo:border="0.06pt solid #000000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padding="0in" fo:border="0.06pt solid #000000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7">Introdução</text:p>
      <text:p text:style-name="Standard"><text:span text:style-name="Tipo_20_de_20_letra_20_predefinido_20_do_20_parágrafo"><text:span text:style-name="T59"><text:line-break/><text:tab/></text:span></text:span><text:span text:style-name="Tipo_20_de_20_letra_20_predefinido_20_do_20_parágrafo"><text:span text:style-name="T63">Este relatóri</text:span></text:span><text:span text:style-name="Tipo_20_de_20_letra_20_predefinido_20_do_20_parágrafo"><text:span text:style-name="T64">o</text:span></text:span><text:span text:style-name="Tipo_20_de_20_letra_20_predefinido_20_do_20_parágrafo"><text:span text:style-name="T63"> aborda a solução encontrada para o problema proposto pelo corpo docente da UC como </text:span></text:span><text:span text:style-name="Tipo_20_de_20_letra_20_predefinido_20_do_20_parágrafo"><text:span text:style-name="T65">segundo</text:span></text:span><text:span text:style-name="Tipo_20_de_20_letra_20_predefinido_20_do_20_parágrafo"><text:span text:style-name="T63"> projecto no ano curricular 2017/18.</text:span></text:span></text:p>
      <text:p text:style-name="Standard"><text:span text:style-name="Tipo_20_de_20_letra_20_predefinido_20_do_20_parágrafo"><text:span text:style-name="T63"/></text:span></text:p>
      <text:p text:style-name="P5"><text:span text:style-name="Tipo_20_de_20_letra_20_predefinido_20_do_20_parágrafo"><text:span text:style-name="T63"><text:tab/>Problema: </text:span></text:span><text:span text:style-name="Tipo_20_de_20_letra_20_predefinido_20_do_20_parágrafo"><text:span text:style-name="T65">Segmentação de imagens – considerando uma imagem como um rectângulo de píxeis, pretende-se segmentar os píxeis, ou seja, classificá-los como sendo de primeiro plano </text:span></text:span><text:span text:style-name="Tipo_20_de_20_letra_20_predefinido_20_do_20_parágrafo"><text:span text:style-name="T66">(</text:span></text:span><text:span text:style-name="Tipo_20_de_20_letra_20_predefinido_20_do_20_parágrafo"><text:span text:style-name="T61">L</text:span></text:span><text:span text:style-name="Tipo_20_de_20_letra_20_predefinido_20_do_20_parágrafo"><text:span text:style-name="T66">) </text:span></text:span><text:span text:style-name="Tipo_20_de_20_letra_20_predefinido_20_do_20_parágrafo"><text:span text:style-name="T65">ou de cenário </text:span></text:span><text:span text:style-name="Tipo_20_de_20_letra_20_predefinido_20_do_20_parágrafo"><text:span text:style-name="T66">(</text:span></text:span><text:span text:style-name="Tipo_20_de_20_letra_20_predefinido_20_do_20_parágrafo"><text:span text:style-name="T61">C</text:span></text:span><text:span text:style-name="Tipo_20_de_20_letra_20_predefinido_20_do_20_parágrafo"><text:span text:style-name="T66">)</text:span></text:span><text:span text:style-name="Tipo_20_de_20_letra_20_predefinido_20_do_20_parágrafo"><text:span text:style-name="T65">. </text:span></text:span><text:span text:style-name="Tipo_20_de_20_letra_20_predefinido_20_do_20_parágrafo"><text:span text:style-name="T67">Para tal, foram atribuídos, por um processo estatístico, pesos a cada píxel </text:span></text:span><text:span text:style-name="Tipo_20_de_20_letra_20_predefinido_20_do_20_parágrafo"><text:span text:style-name="T66">(</text:span></text:span><text:span text:style-name="Tipo_20_de_20_letra_20_predefinido_20_do_20_parágrafo"><text:span text:style-name="T61">lp</text:span></text:span><text:span text:style-name="Tipo_20_de_20_letra_20_predefinido_20_do_20_parágrafo"><text:span text:style-name="T68"> de primeiro plano e </text:span></text:span><text:span text:style-name="Tipo_20_de_20_letra_20_predefinido_20_do_20_parágrafo"><text:span text:style-name="T61">cp</text:span></text:span><text:span text:style-name="Tipo_20_de_20_letra_20_predefinido_20_do_20_parágrafo"><text:span text:style-name="T68"> de cenário)</text:span></text:span><text:span text:style-name="Tipo_20_de_20_letra_20_predefinido_20_do_20_parágrafo"><text:span text:style-name="T67"> e às ligações entre píxeis </text:span></text:span><text:span text:style-name="Tipo_20_de_20_letra_20_predefinido_20_do_20_parágrafo"><text:span text:style-name="T66">(</text:span></text:span><text:span text:style-name="Tipo_20_de_20_letra_20_predefinido_20_do_20_parágrafo"><text:span text:style-name="T61">fv</text:span></text:span><text:span text:style-name="Tipo_20_de_20_letra_20_predefinido_20_do_20_parágrafo"><text:span text:style-name="T68">) </text:span></text:span><text:span text:style-name="Tipo_20_de_20_letra_20_predefinido_20_do_20_parágrafo"><text:span text:style-name="T69">que</text:span></text:span><text:span text:style-name="Tipo_20_de_20_letra_20_predefinido_20_do_20_parágrafo"><text:span text:style-name="T67"> são determinantes para o resultado final.</text:span></text:span></text:p>
      <text:p text:style-name="P11"/>
      <text:p text:style-name="P7">Descrição da solução</text:p>
      <text:p text:style-name="P7"/>
      <text:p text:style-name="P11">A implementação do algoritmo foi elaborada em linguagem C++.</text:p>
      <text:p text:style-name="P11"/>
      <text:p text:style-name="P27"><text:span text:style-name="Tipo_20_de_20_letra_20_predefinido_20_do_20_parágrafo"><text:span text:style-name="T63"><text:tab/>Sucintamente, interpretou-se a </text:span></text:span><text:span text:style-name="Tipo_20_de_20_letra_20_predefinido_20_do_20_parágrafo"><text:span text:style-name="T67">imagem como uma </text:span></text:span><text:span text:style-name="Tipo_20_de_20_letra_20_predefinido_20_do_20_parágrafo"><text:span text:style-name="T62">re</text:span></text:span><text:span text:style-name="Tipo_20_de_20_letra_20_predefinido_20_do_20_parágrafo"><text:span text:style-name="T60">de </text:span></text:span><text:span text:style-name="Tipo_20_de_20_letra_20_predefinido_20_do_20_parágrafo"><text:span text:style-name="T62">fluxo</text:span></text:span><text:span text:style-name="Tipo_20_de_20_letra_20_predefinido_20_do_20_parágrafo"><text:span text:style-name="T67"> (</text:span></text:span><text:span text:style-name="Tipo_20_de_20_letra_20_predefinido_20_do_20_parágrafo"><text:span text:style-name="T70">flow network</text:span></text:span><text:span text:style-name="Tipo_20_de_20_letra_20_predefinido_20_do_20_parágrafo"><text:span text:style-name="T73">), </text:span></text:span><text:span text:style-name="Tipo_20_de_20_letra_20_predefinido_20_do_20_parágrafo"><text:span text:style-name="T80">ou seja,</text:span></text:span><text:span text:style-name="Tipo_20_de_20_letra_20_predefinido_20_do_20_parágrafo"><text:span text:style-name="T63"> como um </text:span></text:span><text:span text:style-name="Tipo_20_de_20_letra_20_predefinido_20_do_20_parágrafo"><text:span text:style-name="T82">grafo dirigido </text:span></text:span><text:span text:style-name="Tipo_20_de_20_letra_20_predefinido_20_do_20_parágrafo"><text:span text:style-name="T83">com capacidades</text:span></text:span><text:span text:style-name="Tipo_20_de_20_letra_20_predefinido_20_do_20_parágrafo"><text:span text:style-name="T74">. A solução consiste em encontrar o fluxo máximo e o corte mínimo do grafo, em que </text:span></text:span><text:span text:style-name="Tipo_20_de_20_letra_20_predefinido_20_do_20_parágrafo"><text:span text:style-name="T83">L </text:span></text:span><text:span text:style-name="Tipo_20_de_20_letra_20_predefinido_20_do_20_parágrafo"><text:span text:style-name="T74">e </text:span></text:span><text:span text:style-name="Tipo_20_de_20_letra_20_predefinido_20_do_20_parágrafo"><text:span text:style-name="T83">C</text:span></text:span><text:span text:style-name="Tipo_20_de_20_letra_20_predefinido_20_do_20_parágrafo"><text:span text:style-name="T74"> são os conjuntos de vértices separados pelo corte. Para tal, criou</text:span></text:span><text:span text:style-name="Tipo_20_de_20_letra_20_predefinido_20_do_20_parágrafo"><text:span text:style-name="T86">-se uma fonte (</text:span></text:span><text:span text:style-name="Tipo_20_de_20_letra_20_predefinido_20_do_20_parágrafo"><text:span text:style-name="T72">source</text:span></text:span><text:span text:style-name="Tipo_20_de_20_letra_20_predefinido_20_do_20_parágrafo"><text:span text:style-name="T86">, vértice </text:span></text:span><text:span text:style-name="Tipo_20_de_20_letra_20_predefinido_20_do_20_parágrafo"><text:span text:style-name="T83">s</text:span></text:span><text:span text:style-name="Tipo_20_de_20_letra_20_predefinido_20_do_20_parágrafo"><text:span text:style-name="T86">) e um poço (</text:span></text:span><text:span text:style-name="Tipo_20_de_20_letra_20_predefinido_20_do_20_parágrafo"><text:span text:style-name="T72">sink</text:span></text:span><text:span text:style-name="Tipo_20_de_20_letra_20_predefinido_20_do_20_parágrafo"><text:span text:style-name="T86">, vértice </text:span></text:span><text:span text:style-name="Tipo_20_de_20_letra_20_predefinido_20_do_20_parágrafo"><text:span text:style-name="T83">t</text:span></text:span><text:span text:style-name="Tipo_20_de_20_letra_20_predefinido_20_do_20_parágrafo"><text:span text:style-name="T86">) universais. Ligou-se </text:span></text:span><text:span text:style-name="Tipo_20_de_20_letra_20_predefinido_20_do_20_parágrafo"><text:span text:style-name="T83">s</text:span></text:span><text:span text:style-name="Tipo_20_de_20_letra_20_predefinido_20_do_20_parágrafo"><text:span text:style-name="T86"> a </text:span></text:span><text:span text:style-name="Tipo_20_de_20_letra_20_predefinido_20_do_20_parágrafo"><text:span text:style-name="T89">todos</text:span></text:span><text:span text:style-name="Tipo_20_de_20_letra_20_predefinido_20_do_20_parágrafo"><text:span text:style-name="T86"> os vértices usando os pesos </text:span></text:span><text:span text:style-name="Tipo_20_de_20_letra_20_predefinido_20_do_20_parágrafo"><text:span text:style-name="T83">lp</text:span></text:span><text:span text:style-name="Tipo_20_de_20_letra_20_predefinido_20_do_20_parágrafo"><text:span text:style-name="T86"> e </text:span></text:span><text:span text:style-name="Tipo_20_de_20_letra_20_predefinido_20_do_20_parágrafo"><text:span text:style-name="T89">todos</text:span></text:span><text:span text:style-name="Tipo_20_de_20_letra_20_predefinido_20_do_20_parágrafo"><text:span text:style-name="T86"> os vértices a </text:span></text:span><text:span text:style-name="Tipo_20_de_20_letra_20_predefinido_20_do_20_parágrafo"><text:span text:style-name="T83">t </text:span></text:span><text:span text:style-name="Tipo_20_de_20_letra_20_predefinido_20_do_20_parágrafo"><text:span text:style-name="T74">usando os pesos </text:span></text:span><text:span text:style-name="Tipo_20_de_20_letra_20_predefinido_20_do_20_parágrafo"><text:span text:style-name="T83">cp</text:span></text:span><text:span text:style-name="Tipo_20_de_20_letra_20_predefinido_20_do_20_parágrafo"><text:span text:style-name="T74">. Os vértices da imagem ligaram-se entre si usando os pesos </text:span></text:span><text:span text:style-name="Tipo_20_de_20_letra_20_predefinido_20_do_20_parágrafo"><text:span text:style-name="T83">fv</text:span></text:span><text:span text:style-name="Tipo_20_de_20_letra_20_predefinido_20_do_20_parágrafo"><text:span text:style-name="T74">.</text:span></text:span></text:p>
      <text:p text:style-name="P27"><text:span text:style-name="Tipo_20_de_20_letra_20_predefinido_20_do_20_parágrafo"><text:span text:style-name="T71"/></text:span></text:p>
      <text:p text:style-name="P27"><text:span text:style-name="Tipo_20_de_20_letra_20_predefinido_20_do_20_parágrafo"><text:span text:style-name="T71"><text:tab/></text:span></text:span><text:span text:style-name="Tipo_20_de_20_letra_20_predefinido_20_do_20_parágrafo"><text:span text:style-name="T85">Considerando um grafo G como G = (V, E), com V o conjunto de vertices e E o conjunto de arcos, este foi representado internamente </text:span></text:span><text:span text:style-name="Tipo_20_de_20_letra_20_predefinido_20_do_20_parágrafo"><text:span text:style-name="T87">como </text:span></text:span><text:span text:style-name="Tipo_20_de_20_letra_20_predefinido_20_do_20_parágrafo"><text:span text:style-name="T86">(</text:span></text:span><text:span text:style-name="Tipo_20_de_20_letra_20_predefinido_20_do_20_parágrafo"><text:span text:style-name="T84">a</text:span></text:span><text:span text:style-name="Tipo_20_de_20_letra_20_predefinido_20_do_20_parágrafo"><text:span text:style-name="T74">)</text:span></text:span><text:span text:style-name="Tipo_20_de_20_letra_20_predefinido_20_do_20_parágrafo"><text:span text:style-name="T87"> </text:span></text:span><text:span text:style-name="Tipo_20_de_20_letra_20_predefinido_20_do_20_parágrafo"><text:span text:style-name="T86">um array</text:span></text:span><text:span text:style-name="Tipo_20_de_20_letra_20_predefinido_20_do_20_parágrafo"><text:span text:style-name="T74"> e (</text:span></text:span><text:span text:style-name="Tipo_20_de_20_letra_20_predefinido_20_do_20_parágrafo"><text:span text:style-name="T84">b</text:span></text:span><text:span text:style-name="Tipo_20_de_20_letra_20_predefinido_20_do_20_parágrafo"><text:span text:style-name="T74">)</text:span></text:span><text:span text:style-name="Tipo_20_de_20_letra_20_predefinido_20_do_20_parágrafo"><text:span text:style-name="T86"> uma lista de adjacências</text:span></text:span><text:span text:style-name="Tipo_20_de_20_letra_20_predefinido_20_do_20_parágrafo"><text:span text:style-name="T87">: </text:span></text:span><text:span text:style-name="Tipo_20_de_20_letra_20_predefinido_20_do_20_parágrafo"><text:span text:style-name="T86">(</text:span></text:span><text:span text:style-name="Tipo_20_de_20_letra_20_predefinido_20_do_20_parágrafo"><text:span text:style-name="T84">a</text:span></text:span><text:span text:style-name="Tipo_20_de_20_letra_20_predefinido_20_do_20_parágrafo"><text:span text:style-name="T74">) para guardar os vértices e (</text:span></text:span><text:span text:style-name="Tipo_20_de_20_letra_20_predefinido_20_do_20_parágrafo"><text:span text:style-name="T84">b</text:span></text:span><text:span text:style-name="Tipo_20_de_20_letra_20_predefinido_20_do_20_parágrafo"><text:span text:style-name="T74">) como represen</text:span></text:span><text:span text:style-name="Tipo_20_de_20_letra_20_predefinido_20_do_20_parágrafo"><text:span text:style-name="T81">t</text:span></text:span><text:span text:style-name="Tipo_20_de_20_letra_20_predefinido_20_do_20_parágrafo"><text:span text:style-name="T74">ação do grafo contendo arcos </text:span></text:span><text:span text:style-name="Tipo_20_de_20_letra_20_predefinido_20_do_20_parágrafo"><text:span text:style-name="T75">(com vértices de entrada e saída, capacidade e fluxo); (</text:span></text:span><text:span text:style-name="Tipo_20_de_20_letra_20_predefinido_20_do_20_parágrafo"><text:span text:style-name="T84">b</text:span></text:span><text:span text:style-name="Tipo_20_de_20_letra_20_predefinido_20_do_20_parágrafo"><text:span text:style-name="T75">) é indexada pela chave do vértice. Apesar do grafo poder ser representado num array estático, decidiu-se usar (</text:span></text:span><text:span text:style-name="Tipo_20_de_20_letra_20_predefinido_20_do_20_parágrafo"><text:span text:style-name="T84">b</text:span></text:span><text:span text:style-name="Tipo_20_de_20_letra_20_predefinido_20_do_20_parágrafo"><text:span text:style-name="T75">) por razões de legibilidade e flexibilidade.</text:span></text:span></text:p>
      <text:p text:style-name="P27"><text:span text:style-name="Tipo_20_de_20_letra_20_predefinido_20_do_20_parágrafo"><text:span text:style-name="T75"/></text:span></text:p>
      <text:p text:style-name="P6"><text:span text:style-name="Tipo_20_de_20_letra_20_predefinido_20_do_20_parágrafo"><text:span text:style-name="T76">O input da matriz foi dado por m (#linhas) e n (#colunas):<text:line-break/><text:tab/>→</text:span></text:span><text:span text:style-name="Tipo_20_de_20_letra_20_predefinido_20_do_20_parágrafo"><text:span text:style-name="T77"> </text:span></text:span><text:span text:style-name="Tipo_20_de_20_letra_20_predefinido_20_do_20_parágrafo"><text:span text:style-name="T76">|V| = mn + 2, com 2 = </text:span></text:span><text:span text:style-name="Tipo_20_de_20_letra_20_predefinido_20_do_20_parágrafo"><text:span text:style-name="T84">s</text:span></text:span><text:span text:style-name="Tipo_20_de_20_letra_20_predefinido_20_do_20_parágrafo"><text:span text:style-name="T76"> + </text:span></text:span><text:span text:style-name="Tipo_20_de_20_letra_20_predefinido_20_do_20_parágrafo"><text:span text:style-name="T84">t</text:span></text:span><text:span text:style-name="Tipo_20_de_20_letra_20_predefinido_20_do_20_parágrafo"><text:span text:style-name="T76">;</text:span></text:span></text:p>
      <text:p text:style-name="P6"><text:span text:style-name="Tipo_20_de_20_letra_20_predefinido_20_do_20_parágrafo"><text:span text:style-name="T76"><text:tab/>→</text:span></text:span><text:span text:style-name="Tipo_20_de_20_letra_20_predefinido_20_do_20_parágrafo"><text:span text:style-name="T77"> </text:span></text:span><text:span text:style-name="Tipo_20_de_20_letra_20_predefinido_20_do_20_parágrafo"><text:span text:style-name="T76">|E| = 2</text:span></text:span><text:span text:style-name="Tipo_20_de_20_letra_20_predefinido_20_do_20_parágrafo"><text:span text:style-name="T78">[ </text:span></text:span><text:span text:style-name="Tipo_20_de_20_letra_20_predefinido_20_do_20_parágrafo"><text:span text:style-name="T76">mn + (m – 1)n + </text:span></text:span><text:span text:style-name="Tipo_20_de_20_letra_20_predefinido_20_do_20_parágrafo"><text:span text:style-name="T77">m</text:span></text:span><text:span text:style-name="Tipo_20_de_20_letra_20_predefinido_20_do_20_parágrafo"><text:span text:style-name="T76">(n – 1) ] </text:span></text:span><text:span text:style-name="Tipo_20_de_20_letra_20_predefinido_20_do_20_parágrafo"><text:span text:style-name="T77">= 6</text:span></text:span><text:span text:style-name="Tipo_20_de_20_letra_20_predefinido_20_do_20_parágrafo"><text:span text:style-name="T78">(</text:span></text:span><text:span text:style-name="Tipo_20_de_20_letra_20_predefinido_20_do_20_parágrafo"><text:span text:style-name="T77">|V| -</text:span></text:span><text:span text:style-name="Tipo_20_de_20_letra_20_predefinido_20_do_20_parágrafo"><text:span text:style-name="T78"> 2) - 2(m + n)</text:span></text:span><text:span text:style-name="Tipo_20_de_20_letra_20_predefinido_20_do_20_parágrafo"><text:span text:style-name="T77"> </text:span></text:span><text:span text:style-name="Tipo_20_de_20_letra_20_predefinido_20_do_20_parágrafo"><text:span text:style-name="T79">= O(V)</text:span></text:span></text:p>
      <text:p text:style-name="P15"/>
      <text:p text:style-name="P12"><text:span text:style-name="T14"><text:tab/>Est</text:span><text:span text:style-name="T16">a</text:span><text:span text:style-name="T14"> </text:span><text:span text:style-name="T16">solução</text:span><text:span text:style-name="T14"> foi feit</text:span><text:span text:style-name="T16">a</text:span><text:span text:style-name="T14"> com base numa aplicação d</text:span><text:span text:style-name="T16">o</text:span><text:span text:style-name="T14"> algoritmo </text:span><text:span text:style-name="T16">Edmonds-Karp </text:span><text:span text:style-name="T17">(</text:span><text:span text:style-name="T34">EK</text:span><text:span text:style-name="T39">)</text:span><text:span text:style-name="T34"> </text:span><text:span text:style-name="T16">para fluxos</text:span><text:span text:style-name="T14"> seguid</text:span><text:span text:style-name="T15">a</text:span><text:span text:style-name="T14"> de </text:span><text:span text:style-name="T15">uma </text:span><text:span text:style-name="T16">verificação de cada vértice para saber se foi visitado durante a última iteração da procura em largura (</text:span><text:span text:style-name="T33">BFS</text:span><text:span text:style-name="T38">)</text:span><text:span text:style-name="T14">. </text:span><text:span text:style-name="T16">O estado de visita do vértice permite encontrar o corte mínimo (</text:span><text:span text:style-name="T11">minCut</text:span><text:span text:style-name="T16">).</text:span><text:span text:style-name="T14"> Formalmente, os passos incluem:</text:span></text:p>
      <text:list xml:id="list3525809963" text:style-name="L1">
        <text:list-item>
          <text:p text:style-name="P50"><text:span text:style-name="T14">A leitura do input, alocação de memória e inserção d</text:span><text:span text:style-name="T15">e</text:span><text:span text:style-name="T14"> </text:span><text:span text:style-name="T15">vértices e </text:span><text:span text:style-name="T14">arcos. </text:span><text:span text:style-name="T21">Não foram inserid</text:span><text:span text:style-name="T27">o</text:span><text:span text:style-name="T21">s arcos com capacidade 0, visto que não seriam úteis.</text:span></text:p>
        </text:list-item>
        <text:list-item>
          <text:p text:style-name="P52"><text:span text:style-name="T29">O</text:span><text:span text:style-name="T30">btenção de um fluxo inicial: <text:line-break/>caminhos de aumento </text:span><text:span text:style-name="T36">p = {s → </text:span><text:span text:style-name="T35">u</text:span><text:span text:style-name="T36">, </text:span><text:span text:style-name="T35">u</text:span><text:span text:style-name="T36"> → t}</text:span><text:span text:style-name="T41">, </text:span><text:span text:style-name="T46">∀</text:span><text:span text:style-name="T47">u ∈ V \ {s, t};</text:span><text:span text:style-name="T46"> </text:span><text:span text:style-name="T30"><text:s/></text:span></text:p>
        </text:list-item>
        <text:list-item>
          <text:p text:style-name="P51"><text:span text:style-name="T90">Aplica</text:span><text:span text:style-name="T17">ção do algoritmo </text:span><text:span text:style-name="T34">EK</text:span><text:span text:style-name="T39"> para encontrar o fluxo máximo;</text:span></text:p>
        </text:list-item>
        <text:list-item>
          <text:p text:style-name="P53"><text:span text:style-name="Tipo_20_de_20_letra_20_predefinido_20_do_20_parágrafo"><text:span text:style-name="T88">Passagem pelo array de vértices e escrita do output respectivo ao estado de visita do vértice;</text:span></text:span></text:p>
        </text:list-item>
        <text:list-item>
          <text:p text:style-name="P50"><text:span text:style-name="T48">L</text:span>ibertação da memória alocada.</text:p>
        </text:list-item>
      </text:list>
      <text:p text:style-name="P11"/>
      <text:p text:style-name="P13"><text:span text:style-name="T53">A solu</text:span><text:span text:style-name="T16">ção</text:span> <text:span text:style-name="T4">preserva</text:span> o input original <text:span text:style-name="T48">mas seria necessário atribiuir de novo o valor inicial do fluxo (0) às arcos.</text:span></text:p>
      <text:p text:style-name="P28"/>
      <text:p text:style-name="P7">Análise teórica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Passos (desc.<text:span text:style-name="T14"> da solução)</text:span></text:p>
          </table:table-cell>
          <table:table-cell table:style-name="Table1.B1" office:value-type="string">
            <text:p text:style-name="P31">Tempo</text:p>
          </table:table-cell>
          <table:table-cell table:style-name="Table1.C1" office:value-type="string">
            <text:p text:style-name="P31">Espa<text:span text:style-name="T14">ço (memória)</text:span></text:p>
          </table:table-cell>
        </table:table-row>
        <table:table-row table:style-name="Table1.2">
          <table:table-cell table:style-name="Table1.A6" office:value-type="string">
            <text:p text:style-name="P31">(1)</text:p>
          </table:table-cell>
          <table:table-cell table:style-name="Table1.B2" office:value-type="string">
            <text:p text:style-name="P41">O(V) →<text:span text:style-name="T43"> </text:span>Inserção de vértices;</text:p>
            <text:p text:style-name="P42">Leitura e inserção de ar<text:span text:style-name="T49">cos:</text:span></text:p>
            <text:p text:style-name="P43"><text:s text:c="2"/>d = O(1) amortizado → Inser<text:span text:style-name="T48">ç</text:span>ão em array <text:s text:c="4"/>dinâmico</text:p>
            <text:p text:style-name="P42"><text:span text:style-name="T49"><text:s text:c="2"/>d*O(V) → (s, u) </text:span><text:span text:style-name="T44">∈ </text:span><text:span text:style-name="T45">E</text:span><text:span text:style-name="T49">, </text:span><text:span text:style-name="T45">∀</text:span><text:span text:style-name="T44">u ∈ V \ {s, t}</text:span>;</text:p>
            <text:p text:style-name="P32"><text:span text:style-name="T14"><text:s text:c="2"/></text:span><text:span text:style-name="T19">d*</text:span><text:span text:style-name="T14">O(V) → (u, t) </text:span><text:span text:style-name="T39">∈ </text:span><text:span text:style-name="T37">E</text:span><text:span text:style-name="T14">, </text:span><text:span text:style-name="T37">∀</text:span><text:span text:style-name="T39">u ∈ V \ {s, t};</text:span></text:p>
            <text:p text:style-name="P32"><text:span text:style-name="T39"><text:s text:c="2"/></text:span><text:span text:style-name="T40">d*</text:span><text:span text:style-name="T39">O</text:span><text:span text:style-name="T37">(V) → (u, v) </text:span><text:span text:style-name="T39">∈ </text:span><text:span text:style-name="T37">E, ∀</text:span><text:span text:style-name="T39">u,</text:span><text:span text:style-name="T37">v</text:span><text:span text:style-name="T39"> ∈ V \ {s, t} : </text:span><text:span text:style-name="T37">u != v</text:span><text:span text:style-name="T39">;</text:span></text:p>
            <text:p text:style-name="P45">Total: <text:span text:style-name="T50">d*</text:span>O(V) <text:span text:style-name="T50">= O(1)*O(V) = O(V)</text:span></text:p>
          </table:table-cell>
          <table:table-cell table:style-name="Table1.C2" office:value-type="string">
            <text:p text:style-name="P35">O(V) → Array de vértices;</text:p>
            <text:p text:style-name="P35">O(<text:span text:style-name="T49">V + </text:span>E) → <text:span text:style-name="T49">Lista de adjacências, com E = O(V)</text:span></text:p>
            <text:p text:style-name="P35"><text:span text:style-name="T3">Total: O(V</text:span><text:span text:style-name="T5">)</text:span></text:p>
          </table:table-cell>
        </table:table-row>
        <table:table-row table:style-name="Table1.3">
          <table:table-cell table:style-name="Table1.A6" office:value-type="string">
            <text:p text:style-name="P31">(<text:span text:style-name="T42">2</text:span>)</text:p>
          </table:table-cell>
          <table:table-cell table:style-name="Table1.B3" office:value-type="string">
            <text:p text:style-name="P33">Obtên<text:span text:style-name="T17">ç</text:span><text:span text:style-name="T14">ão de fluxo inicial:</text:span></text:p>
            <text:p text:style-name="P33"><text:span text:style-name="T14">O(V) → percorrer adjacência de </text:span><text:span text:style-name="T32">s</text:span><text:span text:style-name="T37">;</text:span></text:p>
            <text:p text:style-name="P46">Total: O(V)</text:p>
          </table:table-cell>
          <table:table-cell table:style-name="Table1.C3" office:value-type="string">
            <text:p text:style-name="P33">O(1) → independente do tamanho do input;</text:p>
            <text:p text:style-name="P47">Total: O(<text:span text:style-name="T49">1</text:span>)</text:p>
          </table:table-cell>
        </table:table-row>
        <table:table-row table:style-name="Table1.4">
          <table:table-cell table:style-name="Table1.A6" office:value-type="string">
            <text:p text:style-name="P31">(<text:span text:style-name="T42">3</text:span>)</text:p>
          </table:table-cell>
          <table:table-cell table:style-name="Table1.B4" office:value-type="string">
            <text:p text:style-name="P36">Algoritmo <text:span text:style-name="T50">EK</text:span> <text:span text:style-name="T50">para fluxos </text:span>provado como sendo</text:p>
            <text:p text:style-name="P36">O(V<text:span text:style-name="T50">E²</text:span>), <text:span text:style-name="T50">com E = O(V);</text:span></text:p>
            <text:p text:style-name="P37">O(1) → Atribui<text:span text:style-name="T17">ç</text:span><text:span text:style-name="T14">ão do estado de visita a </text:span><text:span text:style-name="T20">cada vértice;</text:span></text:p>
            <text:p text:style-name="P46">Total: O(V<text:span text:style-name="T50">³</text:span>)</text:p>
          </table:table-cell>
          <table:table-cell table:style-name="Table1.C4" office:value-type="string">
            <text:p text:style-name="P35">O(V) → <text:span text:style-name="T51">FIFO </text:span><text:span text:style-name="T12">Queue</text:span><text:span text:style-name="T20"> da BFS</text:span>;</text:p>
            <text:p text:style-name="P38">O(V) → Lista de <text:span text:style-name="T91">arcos</text:span> predecessores de um caminho;</text:p>
            <text:p text:style-name="P47">Total: O(V)</text:p>
          </table:table-cell>
        </table:table-row>
        <table:table-row table:style-name="Table1.5">
          <table:table-cell table:style-name="Table1.A6" office:value-type="string">
            <text:p text:style-name="P31">(<text:span text:style-name="T42">4</text:span>)</text:p>
          </table:table-cell>
          <table:table-cell table:style-name="Table1.B5" office:value-type="string">
            <text:p text:style-name="P38">O(1) → Verifica<text:span text:style-name="T17">ç</text:span><text:span text:style-name="T24">ã</text:span><text:span text:style-name="T14">o do estado de visita de cada vértice;</text:span></text:p>
            <text:p text:style-name="P44">O(V) → Percorrer o array de vértices;</text:p>
            <text:p text:style-name="P8">Total: O(V)</text:p>
          </table:table-cell>
          <table:table-cell table:style-name="Table1.C5" office:value-type="string">
            <text:p text:style-name="P34">O(1) → independente do tamanho do input;</text:p>
            <text:p text:style-name="P48">Total: O(<text:span text:style-name="T49">1</text:span>)</text:p>
          </table:table-cell>
        </table:table-row>
        <table:table-row table:style-name="Table1.6">
          <table:table-cell table:style-name="Table1.A6" office:value-type="string">
            <text:p text:style-name="P31">(<text:span text:style-name="T42">5</text:span>)</text:p>
          </table:table-cell>
          <table:table-cell table:style-name="Table1.B6" office:value-type="string">
            <text:p text:style-name="P39">O(V + E) → <text:span text:style-name="T52">C</text:span>orrer lista de adjacências,</text:p>
            <text:p text:style-name="P40"><text:s text:c="18"/>E = O(V)</text:p>
            <text:p text:style-name="P47">Total: O(V)</text:p>
          </table:table-cell>
          <table:table-cell table:style-name="Table1.C6" office:value-type="string">
            <text:p text:style-name="P34">O(1) → independente do tamanho do input;</text:p>
            <text:p text:style-name="P48">Total: O(<text:span text:style-name="T49">1</text:span>)</text:p>
          </table:table-cell>
        </table:table-row>
      </table:table>
      <text:p text:style-name="P9"/>
      <text:p text:style-name="P14"><text:span text:style-name="T6">Complexidade temporal da solu</text:span><text:span text:style-name="T7">ç</text:span><text:span text:style-name="T6">ão: O(V</text:span><text:span text:style-name="T8">³</text:span><text:span text:style-name="T6">)</text:span></text:p>
      <text:p text:style-name="P18"><text:span text:style-name="T9">Complexidade espacial da solu</text:span><text:span text:style-name="T10">ç</text:span><text:span text:style-name="T9">ão: O(V)</text:span></text:p>
      <text:p text:style-name="P29">Análise experimental dos resultados</text:p>
      <text:p text:style-name="P10"/>
      <text:p text:style-name="P19"><text:span text:style-name="T56">Os testes foram rea</text:span><text:span text:style-name="T57">lizados em </text:span><text:span text:style-name="T56">2</text:span><text:span text:style-name="T57"> tipos de ambiente:</text:span></text:p>
      <text:p text:style-name="P22"/>
      <text:p text:style-name="P20"><text:span text:style-name="T57">G</text:span><text:span text:style-name="T55">rafos com:</text:span></text:p>
      <text:p text:style-name="P23">→ <text:span text:style-name="T54">Muitos arcos </text:span><text:span text:style-name="T22">(s, u), </text:span><text:span text:style-name="T23">(u, t)</text:span><text:span text:style-name="T22"> </text:span><text:span text:style-name="T17">∈ </text:span><text:span text:style-name="T22">E, ∀</text:span><text:span text:style-name="T17">u ∈ V \ {s, t}</text:span><text:span text:style-name="T18"> </text:span><text:span text:style-name="T23">com capacidade zero (G1);</text:span></text:p>
      <text:p text:style-name="P23"><text:span text:style-name="T23">→ Arcos </text:span><text:span text:style-name="T22">(s, u), </text:span><text:span text:style-name="T23">(u, t)</text:span><text:span text:style-name="T22"> </text:span><text:span text:style-name="T17">∈ </text:span><text:span text:style-name="T22">E, ∀</text:span><text:span text:style-name="T17">u ∈ V \ {s, t}</text:span><text:span text:style-name="T18"> </text:span><text:span text:style-name="T23">todos com capacida</text:span><text:span text:style-name="T24">de</text:span><text:span text:style-name="T23"> diferente de zero (G2);</text:span></text:p>
      <text:p text:style-name="P23"><text:span text:style-name="T23">→ Em ambos os ambientes, existem alguns arcos </text:span><text:span text:style-name="T22">(u, v) </text:span><text:span text:style-name="T17">∈ </text:span><text:span text:style-name="T22">E, ∀</text:span><text:span text:style-name="T17">u,</text:span><text:span text:style-name="T22">v</text:span><text:span text:style-name="T17"> ∈ V \ {s, t} : </text:span><text:span text:style-name="T22">u != v</text:span><text:span text:style-name="T17"> </text:span><text:span text:style-name="T23">com capacidade zero.</text:span></text:p>
      <text:p text:style-name="P24"/>
      <text:p text:style-name="P16">O binário utilizado não escrevia output, para calcular apenas o tempo de computa<text:span text:style-name="T43">ç</text:span>ão.</text:p>
      <text:p text:style-name="P16">Os testes foram realizados em modo linha de comando.</text:p>
      <text:p text:style-name="P24"/>
      <text:p text:style-name="P21"><text:span text:style-name="T58">T</text:span><text:span text:style-name="T55">odos os testes foram automatizados através de um </text:span><text:span text:style-name="T13">script </text:span><text:span text:style-name="T28">e correram na mesma máquina, cujas especifica</text:span><text:span text:style-name="T31">ç</text:span><text:span text:style-name="T28">ões estão listadas abaixo:</text:span></text:p>
      <text:p text:style-name="P17">CPU → AMD Ryzen 7 1700X @ 3.8 GHz (8C / 16T)</text:p>
      <text:p text:style-name="P17">RAM → DDR4 2 x 8GB @ 3200 MHz 14-14-14-36</text:p>
      <text:p text:style-name="P22"><draw:frame draw:style-name="fr2" draw:name="Object1" text:anchor-type="paragraph" svg:y="0.1366in" svg:width="6.4154in" svg:height="3.9047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10"/>
      <text:p text:style-name="P10"><draw:frame draw:style-name="fr3" draw:name="Object2" text:anchor-type="paragraph" svg:x="0.0898in" svg:y="0.0819in" svg:width="6.5138in" svg:height="3.8681in" draw:z-index="5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ct3" text:anchor-type="paragraph" svg:x="0.0992in" svg:y="4.0311in" svg:width="6.4953in" svg:height="3.6445in" draw:z-index="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26">Como seria de esperar, testes G1 geraram uma fun<text:span text:style-name="T26">ç</text:span><text:span text:style-name="T25">ão </text:span><text:span text:style-name="T14">cúbica, tal como a complexidade teórica. Testes G2 geraram uma fun</text:span><text:span text:style-name="T26">ç</text:span><text:span text:style-name="T25">ão </text:span><text:span text:style-name="T14">linear pois grande parte do trabalho foi feita durante o passo (2) da solu</text:span><text:span text:style-name="T26">ç</text:span><text:span text:style-name="T25">ão.</text:span></text:p>
      <text:p text:style-name="P10"/>
      <text:p text:style-name="P10">Referências:</text:p>
      <text:p text:style-name="P25"><text:a xlink:type="simple" xlink:href="https://en.wikipedia.org/wiki/Edmonds–Karp_algorithm" text:style-name="Internet_20_link" text:visited-style-name="Visited_20_Internet_20_Link">https://en.wikipedia.org/wiki/Edmonds%E2%80%93Karp_algorithm</text:a></text:p>
      <text:p text:style-name="P25"><text:a xlink:type="simple" xlink:href="http://en.cppreference.com/w/" text:style-name="Internet_20_link" text:visited-style-name="Visited_20_Internet_20_Link">http://en.cppreference.com/w/</text:a></text:p>
      <text:p text:style-name="P25"><text:a xlink:type="simple" xlink:href="http://www.cplusplus.com/" text:style-name="Internet_20_link" text:visited-style-name="Visited_20_Internet_20_Link">http://www.cplusplus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GB" fo:font-style="normal" style:text-underline-style="none" fo:font-weight="normal" style:letter-kerning="true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GB" fo:font-style="normal" style:text-underline-style="none" fo:font-weight="normal" style:letter-kerning="true" fo:background-color="transparent" style:font-name-asian="Noto Sans" style:font-size-asian="12pt" style:language-asian="zh" style:country-asian="CN" style:font-style-asian="normal" style:font-weight-asian="normal" style:font-name-complex="Noto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DejaVu Sans" fo:font-family="'DejaVu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Rodapé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Cabeçalho_20_Caráter" style:display-name="Cabeçalho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" style:display-name="Rodapé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Cabeçalho">
      <style:paragraph-properties fo:text-align="center" style:justify-single-word="false"/>
      <style:text-properties style:font-name="Calibri" fo:font-weight="bold" style:font-weight-asian="bold"/>
    </style:style>
    <style:style style:name="MP3" style:family="paragraph" style:parent-style-name="Cabeçalho">
      <style:paragraph-properties fo:text-align="end" style:justify-single-word="false"/>
      <style:text-properties style:font-name="DejaVu Sans Condensed"/>
    </style:style>
    <style:style style:name="MP4" style:family="paragraph" style:parent-style-name="Cabeçalho">
      <style:paragraph-properties fo:text-align="center" style:justify-single-word="false"/>
      <style:text-properties fo:font-weight="bold" style:font-weight-asian="bold"/>
    </style:style>
    <style:style style:name="MT1" style:family="text">
      <style:text-properties style:font-name="DejaVu Sans Condensed" fo:font-weight="bold" style:font-weight-asian="bold"/>
    </style:style>
    <style:style style:name="MT2" style:family="text">
      <style:text-properties style:font-name="DejaVu Sans Condensed" fo:font-weight="bold" officeooo:rsid="0023f1c6" style:font-weight-asian="bol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1" text:anchor-type="paragraph" svg:x="-0.2354in" svg:y="-0.0311in" svg:width="0.6626in" style:rel-width="scale" svg:height="0.802in" style:rel-height="scale" draw:z-index="3"><draw:image xlink:href="Pictures/10000201000000C8000000F268ED225DCC3DD3DE.png" xlink:type="simple" xlink:show="embed" xlink:actuate="onLoad" loext:mime-type="image/png"/><svg:desc>Image result for ist</svg:desc></draw:frame><text:span text:style-name="Tipo_20_de_20_letra_20_predefinido_20_do_20_parágrafo"><text:span text:style-name="MT1">Análise e Síntese de Algoritmos – </text:span></text:span><text:span text:style-name="Tipo_20_de_20_letra_20_predefinido_20_do_20_parágrafo"><text:span text:style-name="MT2">2</text:span></text:span><text:span text:style-name="Tipo_20_de_20_letra_20_predefinido_20_do_20_parágrafo"><text:span text:style-name="MT1">º Projecto</text:span></text:span></text:p>
        <text:p text:style-name="MP2"/>
        <text:p text:style-name="MP3">Grupo 118 (Alameda)</text:p>
        <text:p text:style-name="MP3">Pedro Centeno – 86501</text:p>
        <text:p text:style-name="MP3">Vladyslav Shumanskyy – 86526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/>
    <meta:initial-creator>Trickster Bit</meta:initial-creator>
    <meta:creation-date>2018-03-23T12:48:00Z</meta:creation-date>
    <dc:date>2018-04-29T18:17:26.742572224</dc:date>
    <meta:editing-cycles>31</meta:editing-cycles>
    <meta:editing-duration>PT2H23M55S</meta:editing-duration>
    <meta:document-statistic meta:table-count="1" meta:image-count="1" meta:object-count="3" meta:page-count="4" meta:paragraph-count="79" meta:word-count="890" meta:character-count="4893" meta:non-whitespace-character-count="4046"/>
    <meta:template xlink:type="simple" xlink:actuate="onRequest" xlink:title="" xlink:href="Normal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582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9cm" svg:height="9.914cm" xlink:href="." xlink:type="simple" chart:class="chart:scatter" chart:style-name="ch1">
        <chart:title svg:x="5.243cm" svg:y="0.334cm" chart:style-name="ch2">
          <text:p>Tempo em função de |V|; G1</text:p>
        </chart:title>
        <chart:plot-area chart:style-name="ch3" chart:data-source-has-labels="both" svg:x="1.301cm" svg:y="1.283cm" svg:width="14.664cm" svg:height="7.487cm">
          <chartooo:coordinate-region svg:x="2.138cm" svg:y="1.493cm" svg:width="13.03cm" svg:height="6.608cm"/>
          <chart:axis chart:dimension="x" chart:name="primary-x" chart:style-name="ch4" chartooo:axis-type="auto">
            <chart:title svg:x="8.478cm" svg:y="8.969cm" chart:style-name="ch5">
              <text:p>V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5.572cm" chart:style-name="ch7">
              <text:p>t(V) (s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0">
                <text:p>101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0">
                <text:p>402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300">
                <text:p>9030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400">
                <text:p>16040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500">
                <text:p>250500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00">
                <text:p>360600</text:p>
              </table:table-cell>
              <table:table-cell office:value-type="float" office:value="17.32">
                <text:p>17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700">
                <text:p>490700</text:p>
              </table:table-cell>
              <table:table-cell office:value-type="float" office:value="28.27">
                <text:p>28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800">
                <text:p>640800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900">
                <text:p>810900</text:p>
              </table:table-cell>
              <table:table-cell office:value-type="float" office:value="61.18">
                <text:p>61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000">
                <text:p>1001000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100">
                <text:p>1211100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1200">
                <text:p>1441200</text:p>
              </table:table-cell>
              <table:table-cell office:value-type="float" office:value="157.13">
                <text:p>157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1300">
                <text:p>1691300</text:p>
              </table:table-cell>
              <table:table-cell office:value-type="float" office:value="138.02">
                <text:p>138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1400">
                <text:p>1961400</text:p>
              </table:table-cell>
              <table:table-cell office:value-type="float" office:value="243.85">
                <text:p>243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500">
                <text:p>2251500</text:p>
              </table:table-cell>
              <table:table-cell office:value-type="float" office:value="213.35">
                <text:p>213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1600">
                <text:p>2561600</text:p>
              </table:table-cell>
              <table:table-cell office:value-type="float" office:value="374.88">
                <text:p>374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1700">
                <text:p>2891700</text:p>
              </table:table-cell>
              <table:table-cell office:value-type="float" office:value="320.56">
                <text:p>320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1800">
                <text:p>3241800</text:p>
              </table:table-cell>
              <table:table-cell office:value-type="float" office:value="368.11">
                <text:p>368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1900">
                <text:p>3611900</text:p>
              </table:table-cell>
              <table:table-cell office:value-type="float" office:value="465.39">
                <text:p>465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2000">
                <text:p>4002000</text:p>
              </table:table-cell>
              <table:table-cell office:value-type="float" office:value="739.16">
                <text:p>739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de" number:country="DE">
      <number:number number:decimal-places="0" loext:min-decimal-places="0" number:min-integer-digits="1" number:grouping="true"/>
    </number:number-style>
    <number:number-style style:name="N10107" number:language="de" number:country="DE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582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41cm" svg:height="9.82cm" xlink:href="." xlink:type="simple" chart:class="chart:scatter" chart:style-name="ch1">
        <chart:title svg:x="5.368cm" svg:y="0.332cm" chart:style-name="ch2">
          <text:p>Tempo em função de |V|; G2</text:p>
        </chart:title>
        <chart:plot-area chart:style-name="ch3" chart:data-source-has-labels="both" svg:x="1.306cm" svg:y="1.279cm" svg:width="14.905cm" svg:height="7.399cm">
          <chartooo:coordinate-region svg:x="2.059cm" svg:y="1.489cm" svg:width="13.355cm" svg:height="6.52cm"/>
          <chart:axis chart:dimension="x" chart:name="primary-x" chart:style-name="ch4" chartooo:axis-type="auto">
            <chart:title svg:x="8.603cm" svg:y="8.875cm" chart:style-name="ch5">
              <text:p>V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5.524cm" chart:style-name="ch7">
              <text:p>t(V) (s)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regression-curve chart:style-name="ch10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(V)</text:p>
                <text:list>
                  <text:list-item>
                    <text:p/>
                  </text:list-item>
                  <text:list-item>
                    <text:p>t(V)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0">
                <text:p>101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0">
                <text:p>402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300">
                <text:p>903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400">
                <text:p>16040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500">
                <text:p>2505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00">
                <text:p>3606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700">
                <text:p>4907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800">
                <text:p>64080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900">
                <text:p>81090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000">
                <text:p>100100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100">
                <text:p>1211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1200">
                <text:p>14412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1300">
                <text:p>169130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1400">
                <text:p>196140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500">
                <text:p>22515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1600">
                <text:p>256160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1700">
                <text:p>289170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1800">
                <text:p>324180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1900">
                <text:p>361190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2000">
                <text:p>4002000</text:p>
              </table:table-cell>
              <table:table-cell office:value-type="float" office:value="3.62">
                <text:p>3.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de" number:country="DE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f582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93cm" svg:height="9.252cm" xlink:href="." xlink:type="simple" chart:class="chart:scatter" chart:style-name="ch1">
        <chart:title svg:x="4.744cm" svg:y="0.321cm" chart:style-name="ch2">
          <text:p>Memória máxima em função de |V|</text:p>
        </chart:title>
        <chart:plot-area chart:style-name="ch3" chart:data-source-has-labels="both" svg:x="1.305cm" svg:y="1.257cm" svg:width="14.859cm" svg:height="6.864cm">
          <chartooo:coordinate-region svg:x="3.538cm" svg:y="1.468cm" svg:width="11.522cm" svg:height="5.984cm"/>
          <chart:axis chart:dimension="x" chart:name="primary-x" chart:style-name="ch4" chartooo:axis-type="auto">
            <chart:title svg:x="8.579cm" svg:y="8.307cm" chart:style-name="ch5">
              <text:p>V</text:p>
            </chart:title>
            <chart:categories table:cell-range-address="local-table.$A$2:.$A$21"/>
          </chart:axis>
          <chart:axis chart:dimension="y" chart:name="primary-y" chart:style-name="ch4">
            <chart:title svg:x="0.451cm" svg:y="6.17cm" chart:style-name="ch6">
              <text:p>memPeak(V) (bytes)</text:p>
            </chart:title>
            <chart:grid chart:style-name="ch7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regression-curve chart:style-name="ch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0">
                <text:p>10100</text:p>
              </table:table-cell>
              <table:table-cell office:value-type="float" office:value="3987152">
                <text:p>39871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00">
                <text:p>40200</text:p>
              </table:table-cell>
              <table:table-cell office:value-type="float" office:value="15797504">
                <text:p>157975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300">
                <text:p>90300</text:p>
              </table:table-cell>
              <table:table-cell office:value-type="float" office:value="35318376">
                <text:p>35318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400">
                <text:p>160400</text:p>
              </table:table-cell>
              <table:table-cell office:value-type="float" office:value="63120448">
                <text:p>63120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500">
                <text:p>250500</text:p>
              </table:table-cell>
              <table:table-cell office:value-type="float" office:value="97869560">
                <text:p>978695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600">
                <text:p>360600</text:p>
              </table:table-cell>
              <table:table-cell office:value-type="float" office:value="141289480">
                <text:p>141289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700">
                <text:p>490700</text:p>
              </table:table-cell>
              <table:table-cell office:value-type="float" office:value="192379392">
                <text:p>192379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800">
                <text:p>640800</text:p>
              </table:table-cell>
              <table:table-cell office:value-type="float" office:value="252584160">
                <text:p>2525841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900">
                <text:p>810900</text:p>
              </table:table-cell>
              <table:table-cell office:value-type="float" office:value="316462800">
                <text:p>316462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1000">
                <text:p>1001000</text:p>
              </table:table-cell>
              <table:table-cell office:value-type="float" office:value="391664232">
                <text:p>391664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1100">
                <text:p>1211100</text:p>
              </table:table-cell>
              <table:table-cell office:value-type="float" office:value="478968968">
                <text:p>478968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1200">
                <text:p>1441200</text:p>
              </table:table-cell>
              <table:table-cell office:value-type="float" office:value="565403800">
                <text:p>565403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1300">
                <text:p>1691300</text:p>
              </table:table-cell>
              <table:table-cell office:value-type="float" office:value="659365560">
                <text:p>6593655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1400">
                <text:p>1961400</text:p>
              </table:table-cell>
              <table:table-cell office:value-type="float" office:value="769831768">
                <text:p>769831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1500">
                <text:p>2251500</text:p>
              </table:table-cell>
              <table:table-cell office:value-type="float" office:value="894213536">
                <text:p>894213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1600">
                <text:p>2561600</text:p>
              </table:table-cell>
              <table:table-cell office:value-type="float" office:value="1010735584">
                <text:p>1010735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1700">
                <text:p>2891700</text:p>
              </table:table-cell>
              <table:table-cell office:value-type="float" office:value="1134768112">
                <text:p>11347681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1800">
                <text:p>3241800</text:p>
              </table:table-cell>
              <table:table-cell office:value-type="float" office:value="1266327600">
                <text:p>1266327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1900">
                <text:p>3611900</text:p>
              </table:table-cell>
              <table:table-cell office:value-type="float" office:value="1420592584">
                <text:p>142059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2000">
                <text:p>4002000</text:p>
              </table:table-cell>
              <table:table-cell office:value-type="float" office:value="1567193608">
                <text:p>1567193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